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2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4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68cm" fo:min-width="9.4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2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12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5cm" fo:min-width="12.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12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cm" svg:height="1.7cm" svg:x="3.6cm" svg:y="2.2cm">
          <text:p text:style-name="P1">Tittle and de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2cm" svg:x="3.6cm" svg:y="4.1cm">
          <text:p text:style-name="P1">Set loca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8cm" svg:y1="7cm" svg:x2="3.7cm" svg:y2="5.1cm">
          <text:p/>
        </draw:line>
        <draw:custom-shape draw:style-name="gr4" draw:text-style-name="P1" draw:layer="layout" svg:width="14.1cm" svg:height="3.7cm" svg:x="-12.1cm" svg:y="5.5cm">
          <text:p text:style-name="P1">With postcode or location, or GB coordinated,</text:p>
          <text:p text:style-name="P1"><text:s/>or long/l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3.3cm" svg:height="2.2cm" svg:x="3.7cm" svg:y="5.8cm">
          <text:p text:style-name="P1">Suggested station auto-selecte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2cm" svg:height="1.7cm" svg:x="3.8cm" svg:y="10.2cm">
          <text:p text:style-name="P1">Estimated First Fros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1cm" svg:height="1.7cm" svg:x="3.9cm" svg:y="12.6cm">
          <text:p text:style-name="P1">Estimated Last Fro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9cm" svg:height="5.6cm" svg:x="4.1cm" svg:y="15cm">
          <text:p text:style-name="P1">Tabbed table 1: Every Year First Front</text:p>
          <text:p text:style-name="P1">Tabbed table 2: Every Year Last Fros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2cm" svg:height="1.3cm" svg:x="3.8cm" svg:y="8.4cm">
          <text:p text:style-name="P1">Offset 1,2,3,4 <text:s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1:35:47.133069163</meta:creation-date>
    <dc:date>2020-10-04T22:10:06.694355550</dc:date>
    <meta:editing-duration>PT3M39S</meta:editing-duration>
    <meta:editing-cycles>1</meta:editing-cycles>
    <meta:generator>LibreOffice/6.4.6.2$Linux_X86_64 LibreOffice_project/40$Build-2</meta:generator>
    <meta:document-statistic meta:object-count="9"/>
  </office:meta>
</office:document-meta>
</file>